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09983"/>
    </style:style>
    <style:style style:name="P2" style:family="paragraph" style:parent-style-name="Standard">
      <style:text-properties officeooo:rsid="00102c49" officeooo:paragraph-rsid="00102c49"/>
    </style:style>
    <style:style style:name="P3" style:family="paragraph" style:parent-style-name="Standard">
      <style:text-properties officeooo:rsid="00102c49" officeooo:paragraph-rsid="00109983"/>
    </style:style>
    <style:style style:name="P4" style:family="paragraph" style:parent-style-name="Standard">
      <style:text-properties officeooo:rsid="00102c49" officeooo:paragraph-rsid="00155334"/>
    </style:style>
    <style:style style:name="P5" style:family="paragraph" style:parent-style-name="Standard">
      <style:text-properties officeooo:paragraph-rsid="0014207a"/>
    </style:style>
    <style:style style:name="P6" style:family="paragraph" style:parent-style-name="Standard">
      <style:text-properties officeooo:rsid="00102c49" officeooo:paragraph-rsid="00102c49"/>
    </style:style>
    <style:style style:name="P7" style:family="paragraph" style:parent-style-name="Standard">
      <style:text-properties officeooo:rsid="00102c49" officeooo:paragraph-rsid="0019d023"/>
    </style:style>
    <style:style style:name="P8" style:family="paragraph" style:parent-style-name="Standard">
      <style:text-properties officeooo:rsid="00155334" officeooo:paragraph-rsid="00155334"/>
    </style:style>
    <style:style style:name="P9" style:family="paragraph" style:parent-style-name="Standard">
      <style:text-properties fo:color="#000000" style:font-name="Liberation Serif" fo:font-size="12pt" officeooo:rsid="00155334" officeooo:paragraph-rsid="00155334" style:font-name-asian="Monospace" style:font-size-asian="12pt" style:font-name-complex="Monospace" style:font-size-complex="12pt"/>
    </style:style>
    <style:style style:name="P10" style:family="paragraph" style:parent-style-name="Standard">
      <style:text-properties fo:color="#000000" style:font-name="Liberation Serif" fo:font-size="12pt" fo:font-weight="normal" officeooo:paragraph-rsid="001721b5" style:font-name-asian="Monospace" style:font-size-asian="12pt" style:font-weight-asian="normal" style:font-name-complex="Monospace" style:font-size-complex="12pt" style:font-weight-complex="normal"/>
    </style:style>
    <style:style style:name="P11" style:family="paragraph" style:parent-style-name="Standard">
      <style:text-properties fo:color="#000000" style:font-name="Liberation Serif" fo:font-size="12pt" fo:font-weight="normal" officeooo:rsid="001721b5" officeooo:paragraph-rsid="001721b5" style:font-name-asian="Monospace" style:font-size-asian="12pt" style:font-weight-asian="normal" style:font-name-complex="Monospace" style:font-size-complex="12pt" style:font-weight-complex="normal"/>
    </style:style>
    <style:style style:name="P12" style:family="paragraph" style:parent-style-name="Standard">
      <style:text-properties fo:color="#000000" style:font-name="Liberation Serif" fo:font-size="12pt" fo:font-weight="normal" officeooo:rsid="00155334" officeooo:paragraph-rsid="00155334" style:font-name-asian="Monospace" style:font-size-asian="12pt" style:font-weight-asian="normal" style:font-name-complex="Monospace" style:font-size-complex="12pt" style:font-weight-complex="normal"/>
    </style:style>
    <style:style style:name="P13" style:family="paragraph" style:parent-style-name="Standard">
      <style:text-properties fo:color="#000000" style:font-name="Liberation Serif" fo:font-size="12pt" fo:font-weight="normal" officeooo:rsid="00102c49" officeooo:paragraph-rsid="00191470" style:font-name-asian="Monospace" style:font-size-asian="12pt" style:font-weight-asian="normal" style:font-name-complex="Monospace" style:font-size-complex="12pt" style:font-weight-complex="normal"/>
    </style:style>
    <style:style style:name="P14" style:family="paragraph" style:parent-style-name="Standard">
      <style:text-properties fo:color="#3f7f5f" style:font-name="Liberation Serif" fo:font-size="12pt" fo:font-weight="normal" officeooo:rsid="001721b5" officeooo:paragraph-rsid="00155334" style:font-name-asian="Monospace" style:font-size-asian="12pt" style:font-weight-asian="normal" style:font-name-complex="Monospace" style:font-size-complex="12pt" style:font-weight-complex="normal"/>
    </style:style>
    <style:style style:name="P15" style:family="paragraph" style:parent-style-name="Standard">
      <style:text-properties officeooo:paragraph-rsid="00102c49"/>
    </style:style>
    <style:style style:name="P16" style:family="paragraph" style:parent-style-name="Standard">
      <style:text-properties style:font-name="Liberation Serif" fo:font-size="12pt" fo:font-weight="normal" officeooo:paragraph-rsid="00191470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" fo:font-size="12pt" fo:font-weight="normal" officeooo:rsid="00102c49" officeooo:paragraph-rsid="00191470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" fo:font-size="12pt" fo:font-weight="normal" officeooo:paragraph-rsid="00189290" style:font-name-asian="Monospace" style:font-size-asian="12pt" style:font-weight-asian="normal" style:font-name-complex="Monospace" style:font-size-complex="12pt" style:font-weight-complex="normal"/>
    </style:style>
    <style:style style:name="P19" style:family="paragraph" style:parent-style-name="Standard">
      <style:text-properties officeooo:paragraph-rsid="0019d023"/>
    </style:style>
    <style:style style:name="P20" style:family="paragraph" style:parent-style-name="Standard">
      <style:text-properties officeooo:paragraph-rsid="00109983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7f5f" style:font-name="Liberation Serif" fo:font-size="12pt" fo:font-weight="normal" officeooo:paragraph-rsid="001721b5" style:font-name-asian="Monospace" style:font-size-asian="12pt" style:font-weight-asian="normal" style:font-name-complex="Monospace" style:font-size-complex="12pt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Liberation Serif" fo:font-size="12pt" fo:font-weight="normal" officeooo:paragraph-rsid="001721b5" style:font-size-asian="12pt" style:font-weight-asian="normal" style:font-size-complex="12pt" style:font-weight-complex="normal"/>
    </style:style>
    <style:style style:name="P23" style:family="paragraph" style:parent-style-name="Text_20_body">
      <style:text-properties officeooo:paragraph-rsid="0019d023"/>
    </style:style>
    <style:style style:name="P24" style:family="paragraph" style:parent-style-name="Heading_20_2">
      <style:paragraph-properties fo:break-before="page"/>
    </style:style>
    <style:style style:name="T1" style:family="text">
      <style:text-properties officeooo:rsid="00102c49"/>
    </style:style>
    <style:style style:name="T2" style:family="text">
      <style:text-properties officeooo:rsid="00109983"/>
    </style:style>
    <style:style style:name="T3" style:family="text">
      <style:text-properties officeooo:rsid="00129227"/>
    </style:style>
    <style:style style:name="T4" style:family="text">
      <style:text-properties officeooo:rsid="0014207a"/>
    </style:style>
    <style:style style:name="T5" style:family="text">
      <style:text-properties officeooo:rsid="00155334"/>
    </style:style>
    <style:style style:name="T6" style:family="text">
      <style:text-properties officeooo:rsid="001721b5"/>
    </style:style>
    <style:style style:name="T7" style:family="text">
      <style:text-properties fo:color="#000000" officeooo:rsid="00189290"/>
    </style:style>
    <style:style style:name="T8" style:family="text">
      <style:text-properties fo:color="#000000" officeooo:rsid="00129227" style:font-name-asian="Monospace" style:font-name-complex="Monospace"/>
    </style:style>
    <style:style style:name="T9" style:family="text">
      <style:text-properties fo:color="#000000" officeooo:rsid="00191470" style:font-name-asian="Monospace" style:font-name-complex="Monospace"/>
    </style:style>
    <style:style style:name="T10" style:family="text">
      <style:text-properties fo:color="#000000" style:font-name-asian="Monospace" style:font-name-complex="Monospace"/>
    </style:style>
    <style:style style:name="T11" style:family="text">
      <style:text-properties fo:color="#000000" officeooo:rsid="00189290" style:font-name-asian="Monospace" style:font-name-complex="Monospace"/>
    </style:style>
    <style:style style:name="T12" style:family="text">
      <style:text-properties fo:color="#7f0055" style:font-name-asian="Monospace" style:font-name-complex="Monospace"/>
    </style:style>
    <style:style style:name="T13" style:family="text">
      <style:text-properties fo:color="#2a00ff" style:font-name-asian="Monospace" style:font-name-complex="Monospace"/>
    </style:style>
    <style:style style:name="T14" style:family="text">
      <style:text-properties fo:color="#0000c0" style:font-name-asian="Monospace" style:font-name-complex="Monospace"/>
    </style:style>
    <style:style style:name="T15" style:family="text">
      <style:text-properties officeooo:rsid="00189290"/>
    </style:style>
    <style:style style:name="T16" style:family="text">
      <style:text-properties officeooo:rsid="00191470"/>
    </style:style>
    <style:style style:name="T17" style:family="text">
      <style:text-properties officeooo:rsid="00199d4c"/>
    </style:style>
    <style:style style:name="T18" style:family="text">
      <style:text-properties officeooo:rsid="0019b1d5"/>
    </style:style>
    <style:style style:name="T19" style:family="text">
      <style:text-properties officeooo:rsid="0019d02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/></text:p>
      <text:h text:style-name="Heading_20_2" text:outline-level="2"><text:span text:style-name="T17">Properties</text:span></text:h>
      <text:p text:style-name="P2"><text:s/>config.properties : <text:span text:style-name="T17">maj</text:span> </text:p>
      <text:p text:style-name="P2"/>
      <text:p text:style-name="P2">Copier le log4j.properties dans le module web </text:p>
      <text:p text:style-name="P2"/>
      <text:p text:style-name="P2">web.xml </text:p>
      <text:p text:style-name="P2"><text:tab/>mis en <text:span text:style-name="T17">dur les valeurs d'initialisation du service CAS</text:span></text:p>
      <text:p text:style-name="P2"><text:tab/> </text:p>
      <text:p text:style-name="P2"><text:tab/><text:span text:style-name="T17">Idem pour le session-timeout</text:span></text:p>
      <text:p text:style-name="P2"><text:tab/>&lt;session-timeout&gt;60&lt;/session-timeout&gt; </text:p>
      <text:p text:style-name="P2"><text:tab/>&lt;!--&lt;session-timeout&gt;${sessionTimeout}&lt;/session-timeout&gt; --&gt; </text:p>
      <text:p text:style-name="P2"/>
      <text:p text:style-name="P2">ApplicationContext </text:p>
      <text:p text:style-name="P15"><text:span text:style-name="T1"><text:tab/>Mis en </text:span><text:span text:style-name="T17">du</text:span><text:span text:style-name="T18">r</text:span><text:span text:style-name="T1"> d</text:span><text:span text:style-name="T18">u path de defaults-servlet-.properties.</text:span><text:span text:style-name="T1"> </text:span></text:p>
      <text:p text:style-name="P2"/>
      <text:p text:style-name="P7"><text:span text:style-name="T19">Dao</text:span></text:p>
      <text:p text:style-name="P7"><text:tab/></text:p>
      <text:p text:style-name="P19"><text:span text:style-name="T1"><text:tab/></text:span>Remonter les properties <text:span text:style-name="T19">des fichiers hibernate-*.cfg.xml </text:span>dans le fichier dao.xml </text:p>
      <text:p text:style-name="P2"/>
      <text:p text:style-name="P7"><text:span text:style-name="T19">Jsf</text:span></text:p>
      <text:p text:style-name="P7"><text:tab/><text:span text:style-name="T19">Déplacer le répertoire jsf du mode core vers le module web-jsf-servlet</text:span></text:p>
      <text:p text:style-name="P7"><text:tab/>helpdesk-core/src/resources/properties <text:span text:style-name="T19">→ </text:span><text:tab/><text:tab/>helpdesk-web-jsf-servlet/src/main/webapp/WEB-INF</text:p>
      <text:p text:style-name="P7"/>
      <text:p text:style-name="P7"><text:tab/>ajout de<text:span text:style-name="T19">s fichiers suivants dans le répertoire jsf : </text:span></text:p>
      <text:p text:style-name="P7"><text:span text:style-name="T19"><text:tab/><text:tab/></text:span>commons-pattern-faces-config.xml </text:p>
      <text:p text:style-name="P2"><text:tab/><text:tab/>commons-render-kit.xml </text:p>
      <text:p text:style-name="P2"><text:tab/><text:tab/>fck-faces-config.xml</text:p>
      <text:p text:style-name="P2"/>
      <text:p text:style-name="P1"><text:span text:style-name="T1">i18n/</text:span></text:p>
      <text:p text:style-name="P19"><text:span text:style-name="T4"><text:tab/></text:span><text:span text:style-name="T19">Déplacer le répertoire bundles du mode core vers le module web-jsf-servlet</text:span></text:p>
      <text:p text:style-name="P1"><text:span text:style-name="T1"><text:tab/>helpdesk-core/src/resources/properties/</text:span><text:span text:style-name="T19">i18n</text:span><text:span text:style-name="T1"> </text:span><text:span text:style-name="T19">-&gt;</text:span><text:span text:style-name="T1"> <text:tab/>helpdesk-web-jsf-servlet/src/resources/properties/</text:span><text:span text:style-name="T19">i18n</text:span></text:p>
      <text:p text:style-name="P3"/>
      <text:p text:style-name="P5"><text:span text:style-name="T1"><text:tab/></text:span><text:span text:style-name="T4">i18n.xml maintenu dans <text:s/></text:span><text:span text:style-name="T19">le module core : </text:span><text:span text:style-name="T1">helpdesk-core/src/resources/properties/</text:span></text:p>
      <text:p text:style-name="P8"/>
      <text:h text:style-name="P24" text:outline-level="2"><text:span text:style-name="T16">Pour le fonctionnement du batch (init-data)</text:span></text:h>
      <text:p text:style-name="P9"/>
      <text:h text:style-name="Heading_20_3" text:outline-level="3"><text:span text:style-name="T16">Java</text:span></text:h>
      <text:p text:style-name="P16"><text:span text:style-name="T8">org.esupportail.helpdesk.batch.</text:span><text:span text:style-name="T9">Batch.java</text:span></text:p>
      <text:p text:style-name="P16"><text:span text:style-name="T9">Initialisation de la base.</text:span></text:p>
      <text:p text:style-name="P16"><text:span text:style-name="T3"><text:tab/>Ajout de <text:s/></text:span><text:span text:style-name="T11">InitDatabase() : lignes 132,133</text:span></text:p>
      <text:p text:style-name="P16"><text:span text:style-name="T11"/></text:p>
      <text:p text:style-name="P13"><text:span text:style-name="T15"><text:tab/>Appel de de la méthode </text:span><text:span text:style-name="T6">initDatabase </text:span><text:span text:style-name="T15">de <text:tab/></text:span><text:span text:style-name="T5">org.esupportail.helpdesk.services.application.VersionningServiceImpl.</text:span></text:p>
      <text:p text:style-name="P17"/>
      <text:p text:style-name="P17"><text:span text:style-name="T16">ajout de jta dans les dépendances</text:span></text:p>
      <text:p text:style-name="P17"><text:span text:style-name="T16"/></text:p>
      <text:p text:style-name="P12">org.esupportail.helpdesk.services.application.VersionningServiceImpl</text:p>
      <text:p text:style-name="P10"><text:span text:style-name="T6">Création du premier utilisateur.</text:span></text:p>
      <text:p text:style-name="P10"><text:span text:style-name="T6"/></text:p>
      <text:p text:style-name="P11"><text:tab/>initDatabase() : lignes 340 à 342</text:p>
      <text:p text:style-name="P14"><text:tab/>//User firstAdministrator = <text:tab/><text:tab/><text:tab/><text:tab/>getUserStore().getUserFromRealId(firstAdministratorId);</text:p>
      <text:p text:style-name="P21"><text:tab/>//create for test jar batch (init-data) in version 3.30.0-alpha2</text:p>
      <text:p text:style-name="P22"><text:span text:style-name="T10"><text:tab/>User firstAdministrator = </text:span><text:span text:style-name="T12">new</text:span><text:span text:style-name="T10"> <text:tab/><text:tab/><text:tab/>User(</text:span><text:span text:style-name="T13">"cas-"</text:span><text:span text:style-name="T10">+</text:span><text:span text:style-name="T14">firstAdministratorId</text:span><text:span text:style-name="T10">,</text:span><text:span text:style-name="T13">"cas"</text:span><text:span text:style-name="T10">,</text:span><text:span text:style-name="T14">firstAdministratorId</text:span><text:span text:style-name="T10">);</text:span></text:p>
      <text:p text:style-name="P18"><text:span text:style-name="T7"><text:tab/><text:tab/></text:span></text:p>
      <text:h text:style-name="Heading_20_3" text:outline-level="3"><text:span text:style-name="T19">Vue</text:span></text:h>
      <text:p text:style-name="P23"><text:span text:style-name="T19">Ajout d'un index.js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henry </meta:initial-creator>
    <meta:creation-date>2013-03-13T15:01:16</meta:creation-date>
    <meta:printed-by>nhenry </meta:printed-by>
    <meta:print-date>2013-03-13T15:16:37</meta:print-date>
    <dc:date>2013-03-21T14:52:37</dc:date>
    <dc:creator>nhenry </dc:creator>
    <meta:editing-duration>PT1H36M11S</meta:editing-duration>
    <meta:editing-cycles>11</meta:editing-cycles>
    <meta:generator>LibreOffice/3.6$Linux_X86_64 LibreOffice_project/360m1$Build-2</meta:generator>
    <meta:document-statistic meta:table-count="0" meta:image-count="0" meta:object-count="0" meta:page-count="2" meta:paragraph-count="41" meta:word-count="164" meta:character-count="1706" meta:non-whitespace-character-count="1528"/>
  </office:meta>
</office:document-meta>
</file>